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2">
      <style:text-properties officeooo:paragraph-rsid="000ef566"/>
    </style:style>
    <style:style style:name="T1" style:family="text">
      <style:text-properties officeooo:rsid="000ef566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ulgamento de Controvérsias Civis</text:p>
      <text:p text:style-name="Text_20_body"/>
      <text:list xml:id="list4167631036" text:style-name="L2">
        <text:list-item>
          <text:p text:style-name="P1">As disputas civis entre pessoas dentro do território da República Livre d<text:span text:style-name="T1">o Liberquistão</text:span> são julgadas pelo Juiz do Tribunal Civil.</text:p>
        </text:list-item>
        <text:list-item>
          <text:p text:style-name="P2">As disputas administrativas entre o estado da República Livre d<text:span text:style-name="T1">o Liberquistão</text:span> e as pessoas dentro do território da República Livre d<text:span text:style-name="T1">o Liberquistão</text:span> também são julgadas pelo Juiz do Tribunal Civil.</text:p>
        </text:list-item>
        <text:list-item>
          <text:p text:style-name="P2">O Presidente, em nome da Comissão Preparatória, nomeia uma pessoa para ser o Juiz do Tribunal Cível.</text:p>
        </text:list-item>
        <text:list-item>
          <text:p text:style-name="P2">As partes na disputa têm direito a representação legal, a convocar testemunhas e a apresentar provas em apoio de suas reivindicações.</text:p>
        </text:list-item>
        <text:list-item>
          <text:p text:style-name="P2">O Juiz julga as disputas de acordo com o senso pessoal de justiça.</text:p>
        </text:list-item>
        <text:list-item>
          <text:p text:style-name="P2">Ouvidos os argumentos, o Juiz dá provimento ao pedido ou o indefere.</text:p>
        </text:list-item>
        <text:list-item>
          <text:p text:style-name="P2">Se a reclamação for confirmada, o Juiz concede indenização ou dá uma ordem de liminar ou execução específica conforme julgar apropriado para que a justiça seja feita.</text:p>
        </text:list-item>
        <text:list-item>
          <text:p text:style-name="P2">Qualquer das partes em litígio pode recorrer da decisão ou da recusa de dar a decisão ao Supremo Tribunal.</text:p>
        </text:list-item>
        <text:list-item>
          <text:p text:style-name="P2">O Supremo Tribunal pode confirmar a ordem proferida pelo Juiz no Tribunal Civil ou dar qualquer outra ordem que considere apropriada ou recusar-se a dar qualquer ordem.</text:p>
        </text:list-item>
        <text:list-item>
          <text:p text:style-name="P2">A decisão do Supremo é definitiva.</text:p>
        </text:list-item>
        <text:list-item>
          <text:p text:style-name="P2">Os Xerifes da República Livre d<text:span text:style-name="T1">o Liberquistão</text:span> são responsáveis <text:span text:style-name="T1">p</text:span>or garantir que a ordem dada pelo Tribunal seja cumprid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23:12:13.071045257</meta:creation-date>
    <dc:date>2022-02-22T23:18:54.458210147</dc:date>
    <meta:editing-duration>PT6M41S</meta:editing-duration>
    <meta:editing-cycles>1</meta:editing-cycles>
    <meta:document-statistic meta:table-count="0" meta:image-count="0" meta:object-count="0" meta:page-count="1" meta:paragraph-count="12" meta:word-count="226" meta:character-count="1343" meta:non-whitespace-character-count="1140"/>
    <meta:generator>LibreOffice/6.4.7.2$Linux_X86_64 LibreOffice_project/40$Build-2</meta:generator>
  </office:meta>
</office:document-meta>
</file>